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272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3681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1.4972in"/>
    </style:style>
    <style:style style:name="co11" style:family="table-column">
      <style:table-column-properties fo:break-before="auto" style:column-width="1.2346in"/>
    </style:style>
    <style:style style:name="co12" style:family="table-column">
      <style:table-column-properties fo:break-before="auto" style:column-width="1.8984in"/>
    </style:style>
    <style:style style:name="co13" style:family="table-column">
      <style:table-column-properties fo:break-before="auto" style:column-width="1.3583in"/>
    </style:style>
    <style:style style:name="co14" style:family="table-column">
      <style:table-column-properties fo:break-before="auto" style:column-width="1.9425in"/>
    </style:style>
    <style:style style:name="co15" style:family="table-column">
      <style:table-column-properties fo:break-before="auto" style:column-width="1.389in"/>
    </style:style>
    <style:style style:name="co16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1.5744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1.0307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ro6" style:family="table-row">
      <style:table-row-properties style:row-height="0.3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2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 style:data-style-name="N11">
      <style:table-cell-properties fo:border="0.74pt solid #000000"/>
    </style:style>
    <style:style style:name="ce10" style:family="table-cell" style:parent-style-name="Default" style:data-style-name="N11">
      <style:table-cell-properties fo:background-color="transparent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ext-properties fo:color="#000000" style:font-name="Menlo-Regular" fo:font-size="11pt" fo:language="none" fo:country="none" style:font-name-asian="Menlo-Regular" style:font-size-asian="11pt" style:language-asian="none" style:country-asian="none" style:font-name-complex="Menlo-Regular" style:font-size-complex="11pt" style:language-complex="none" style:country-complex="none"/>
    </style:style>
    <style:style style:name="ce2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-Regular" fo:font-size="11pt" fo:language="none" fo:country="none" style:font-name-asian="Menlo-Regular" style:font-size-asian="11pt" style:language-asian="none" style:country-asian="none" style:font-name-complex="Menlo-Regular" style:font-size-complex="11pt" style:language-complex="none" style:country-complex="none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2472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92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76in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764in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311in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929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7.6217in" svg:height="5.6386in" svg:x="7.0291in" svg:y="6.4626in">
            <draw:object draw:notify-on-update-of-ranges="RESULTS.B23:RESULTS.B26 RESULTS.C22:RESULTS.C22 RESULTS.C23:RESULTS.C26 RESULTS.D22:RESULTS.D22 RESULTS.D23:RESULTS.D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2" svg:width="0.2268in" svg:height="0.2472in" draw:transform="rotate (1.5707963267949) translate (7.13818897637795in 8.53818897637795in)">
            <draw:text-box>
              <text:p><text:span text:style-name="T1">3</text:span></text:p>
            </draw:text-box>
          </draw:frame>
          <draw:frame draw:z-index="2" draw:style-name="gr3" draw:text-style-name="P3" svg:width="0.1811in" svg:height="0.2492in" svg:x="11.1181in" svg:y="6.9878in">
            <draw:text-box>
              <text:p><text:span text:style-name="T2">3</text:span></text:p>
            </draw:text-box>
          </draw:frame>
          <draw:frame draw:z-index="3" draw:style-name="gr2" draw:text-style-name="P2" svg:width="0.2268in" svg:height="0.2472in" draw:transform="rotate (1.5707963267949) translate (7.11574803149606in 7.74527559055118in)">
            <draw:text-box>
              <text:p><text:span text:style-name="T1">20</text:span></text:p>
            </draw:text-box>
          </draw:frame>
          <draw:frame draw:z-index="4" draw:style-name="gr4" draw:text-style-name="P2" svg:width="0.3854in" svg:height="0.376in" draw:transform="rotate (1.5707963267949) translate (7.35748031496063in 8.55393700787402in)">
            <draw:text-box>
              <text:p><text:span text:style-name="T1">opt</text:span></text:p>
            </draw:text-box>
          </draw:frame>
          <draw:frame draw:z-index="5" draw:style-name="gr4" draw:text-style-name="P2" svg:width="0.3854in" svg:height="0.376in" draw:transform="rotate (1.5707963267949) translate (7.35in 7.78149606299213in)">
            <draw:text-box>
              <text:p><text:span text:style-name="T1">h</text:span></text:p>
            </draw:text-box>
          </draw:frame>
          <draw:frame draw:z-index="6" draw:style-name="gr5" draw:text-style-name="P3" svg:width="0.2673in" svg:height="0.2764in" svg:x="11.8831in" svg:y="6.9606in">
            <draw:text-box>
              <text:p><text:span text:style-name="T2">20</text:span></text:p>
            </draw:text-box>
          </draw:frame>
          <draw:frame draw:z-index="7" draw:style-name="gr6" draw:text-style-name="P3" svg:width="0.2823in" svg:height="0.4311in" svg:x="11.0874in" svg:y="7.1866in">
            <draw:text-box>
              <text:p><text:span text:style-name="T2">opt</text:span></text:p>
            </draw:text-box>
          </draw:frame>
          <draw:frame draw:z-index="8" draw:style-name="gr7" draw:text-style-name="P3" svg:width="0.2823in" svg:height="0.2929in" svg:x="11.8835in" svg:y="7.1941in">
            <draw:text-box>
              <text:p><text:span text:style-name="T2">h</text:span></text:p>
            </draw:text-box>
          </draw:frame>
          <draw:frame draw:z-index="9" draw:style-name="gr1" draw:text-style-name="P1" svg:width="3.9898in" svg:height="4.511in" svg:x="2.1693in" svg:y="14.4063in">
            <draw:object draw:notify-on-update-of-ranges="RESULTS.B23:RESULTS.B26 RESULTS.C22:RESULTS.C22 RESULTS.C23:RESULTS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style-name="gr2" draw:text-style-name="P2" svg:width="0.2268in" svg:height="0.2472in" draw:transform="rotate (1.5707963267949) translate (2.18464566929134in 16.0149606299213in)">
            <draw:text-box>
              <text:p><text:span text:style-name="T1">3</text:span></text:p>
            </draw:text-box>
          </draw:frame>
          <draw:frame draw:z-index="11" draw:style-name="gr4" draw:text-style-name="P2" svg:width="0.3854in" svg:height="0.376in" draw:transform="rotate (1.5707963267949) translate (2.43110236220472in 16.0251968503937in)">
            <draw:text-box>
              <text:p><text:span text:style-name="T1">opt</text:span></text:p>
            </draw:text-box>
          </draw:frame>
          <draw:frame draw:z-index="12" draw:style-name="gr1" draw:text-style-name="P1" svg:width="3.9898in" svg:height="4.511in" svg:x="7.2441in" svg:y="14.4213in">
            <draw:object draw:notify-on-update-of-ranges="RESULTS.B23:RESULTS.B26 RESULTS.D22:RESULTS.D22 RESULTS.D23:RESULTS.D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3" draw:style-name="gr2" draw:text-style-name="P2" svg:width="0.2268in" svg:height="0.2472in" draw:transform="rotate (1.5707963267949) translate (7.2759842519685in 15.9125984251968in)">
            <draw:text-box>
              <text:p><text:span text:style-name="T1">20</text:span></text:p>
            </draw:text-box>
          </draw:frame>
          <draw:frame draw:z-index="14" draw:style-name="gr4" draw:text-style-name="P2" svg:width="0.3854in" svg:height="0.376in" draw:transform="rotate (1.5707963267949) translate (7.52165354330709in 15.9720472440945in)">
            <draw:text-box>
              <text:p><text:span text:style-name="T1">h</text:span></text:p>
            </draw:text-box>
          </draw:frame>
        </table:shapes>
        <table:table-column table:style-name="co2" table:default-cell-style-name="ce5"/>
        <table:table-column table:style-name="co3" table:default-cell-style-name="ce11"/>
        <table:table-column table:style-name="co4" table:default-cell-style-name="ce13"/>
        <table:table-column table:style-name="co5" table:default-cell-style-name="ce112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ce112"/>
        <table:table-column table:style-name="co12" table:default-cell-style-name="ce7"/>
        <table:table-column table:style-name="co9" table:default-cell-style-name="ce7"/>
        <table:table-column table:style-name="co13" table:default-cell-style-name="ce112"/>
        <table:table-column table:style-name="co14" table:default-cell-style-name="ce7"/>
        <table:table-column table:style-name="co15" table:default-cell-style-name="ce112"/>
        <table:table-column table:style-name="co16" table:default-cell-style-name="ce7"/>
        <table:table-column table:style-name="co18" table:default-cell-style-name="ce7"/>
        <table:table-column table:style-name="co9" table:default-cell-style-name="ce7"/>
        <table:table-column table:style-name="co17" table:number-columns-repeated="19" table:default-cell-style-name="ce7"/>
        <table:table-column table:style-name="co17" table:number-columns-repeated="6" table:default-cell-style-name="Default"/>
        <table:table-row table:style-name="ro2">
          <table:table-cell table:style-name="ce2" table:number-columns-spanned="2" table:number-rows-spanned="2"/>
          <table:covered-table-cell table:style-name="ce2"/>
          <table:table-cell table:style-name="ce2"/>
          <table:table-cell table:style-name="ce16" office:value-type="string" calcext:value-type="string" table:number-columns-spanned="11" table:number-rows-spanned="1">
            <text:p>Relative improvement over the best result of heuristics averaged over 22 instances</text:p>
          </table:table-cell>
          <table:covered-table-cell table:number-columns-repeated="3" table:style-name="ce16"/>
          <table:covered-table-cell table:number-columns-repeated="2"/>
          <table:covered-table-cell table:number-columns-repeated="5" table:style-name="ce16"/>
          <table:table-cell table:style-name="ce131" table:number-columns-repeated="23"/>
          <table:table-cell table:number-columns-repeated="6"/>
        </table:table-row>
        <table:table-row table:style-name="ro3">
          <table:covered-table-cell table:number-columns-repeated="2" table:style-name="ce2"/>
          <table:table-cell table:style-name="ce2"/>
          <table:table-cell table:style-name="ce19" office:value-type="string" calcext:value-type="string">
            <text:p>ali535</text:p>
          </table:table-cell>
          <table:table-cell table:style-name="ce19" office:value-type="string" calcext:value-type="string">
            <text:p>att532</text:p>
          </table:table-cell>
          <table:table-cell table:style-name="ce19" office:value-type="string" calcext:value-type="string">
            <text:p>d1291</text:p>
          </table:table-cell>
          <table:table-cell table:style-name="ce19" office:value-type="string" calcext:value-type="string">
            <text:p>d657</text:p>
          </table:table-cell>
          <table:table-cell table:style-name="ce19" office:value-type="string" calcext:value-type="string">
            <text:p>dsj1000</text:p>
          </table:table-cell>
          <table:table-cell table:style-name="ce19" office:value-type="string" calcext:value-type="string">
            <text:p>fl1400</text:p>
          </table:table-cell>
          <table:table-cell table:style-name="ce19" office:value-type="string" calcext:value-type="string">
            <text:p>gr666</text:p>
          </table:table-cell>
          <table:table-cell table:style-name="ce19" office:value-type="string" calcext:value-type="string">
            <text:p>nrw1379</text:p>
          </table:table-cell>
          <table:table-cell table:style-name="ce19" office:value-type="string" calcext:value-type="string">
            <text:p>p654</text:p>
          </table:table-cell>
          <table:table-cell table:style-name="ce19" office:value-type="string" calcext:value-type="string">
            <text:p>pa561</text:p>
          </table:table-cell>
          <table:table-cell table:style-name="ce19" office:value-type="string" calcext:value-type="string">
            <text:p>pcb1173</text:p>
          </table:table-cell>
          <table:table-cell table:style-name="ce19" office:value-type="string" calcext:value-type="string">
            <text:p>pr1002</text:p>
          </table:table-cell>
          <table:table-cell table:style-name="ce19" office:value-type="string" calcext:value-type="string">
            <text:p>rat575</text:p>
          </table:table-cell>
          <table:table-cell table:style-name="ce19" office:value-type="string" calcext:value-type="string">
            <text:p>rat783</text:p>
          </table:table-cell>
          <table:table-cell table:style-name="ce19" office:value-type="string" calcext:value-type="string">
            <text:p>rl1304</text:p>
          </table:table-cell>
          <table:table-cell table:style-name="ce19" office:value-type="string" calcext:value-type="string">
            <text:p>rl1323</text:p>
          </table:table-cell>
          <table:table-cell table:style-name="ce19" office:value-type="string" calcext:value-type="string">
            <text:p>si1032</text:p>
          </table:table-cell>
          <table:table-cell table:style-name="ce19" office:value-type="string" calcext:value-type="string">
            <text:p>si535</text:p>
          </table:table-cell>
          <table:table-cell table:style-name="ce19" office:value-type="string" calcext:value-type="string">
            <text:p>u1060</text:p>
          </table:table-cell>
          <table:table-cell table:style-name="ce19" office:value-type="string" calcext:value-type="string">
            <text:p>u1432</text:p>
          </table:table-cell>
          <table:table-cell table:style-name="ce19" office:value-type="string" calcext:value-type="string">
            <text:p>u574</text:p>
          </table:table-cell>
          <table:table-cell table:style-name="ce19" office:value-type="string" calcext:value-type="string">
            <text:p>u724</text:p>
          </table:table-cell>
          <table:table-cell table:style-name="ce19" office:value-type="string" calcext:value-type="string">
            <text:p>vm1084</text:p>
          </table:table-cell>
          <table:table-cell table:style-name="ce131" table:number-columns-repeated="11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Optimal value →</text:p>
          </table:table-cell>
          <table:covered-table-cell table:style-name="ce2"/>
          <table:table-cell table:style-name="ce2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2"/>
          <table:table-cell table:style-name="ce22" office:value-type="float" office:value="293620.093236024" calcext:value-type="float">
            <text:p>293620.093236024</text:p>
          </table:table-cell>
          <table:table-cell table:style-name="ce19"/>
          <table:table-cell table:style-name="ce22"/>
          <table:table-cell table:style-name="ce22" office:value-type="float" office:value="2763" calcext:value-type="float">
            <text:p>2763</text:p>
          </table:table-cell>
          <table:table-cell table:style-name="ce19"/>
          <table:table-cell table:style-name="ce22" office:value-type="float" office:value="259066.663052677" calcext:value-type="float">
            <text:p>259066.663052677</text:p>
          </table:table-cell>
          <table:table-cell table:style-name="ce19" table:number-columns-repeated="11"/>
          <table:table-cell table:style-name="ce131" table:number-columns-repeated="11"/>
          <table:table-cell table:number-columns-repeated="6"/>
        </table:table-row>
        <table:table-row table:style-name="ro4">
          <table:table-cell table:style-name="ce2" office:value-type="string" calcext:value-type="string" table:number-columns-spanned="2" table:number-rows-spanned="1">
            <text:p>Best result of heuristics →</text:p>
          </table:table-cell>
          <table:covered-table-cell table:style-name="ce2"/>
          <table:table-cell table:style-name="ce2"/>
          <table:table-cell table:style-name="ce17" office:value-type="float" office:value="212319.367158397" calcext:value-type="float">
            <text:p>212319.367158397</text:p>
          </table:table-cell>
          <table:table-cell table:style-name="ce17" office:value-type="float" office:value="29198" calcext:value-type="float">
            <text:p>29198</text:p>
          </table:table-cell>
          <table:table-cell table:style-name="ce28" office:value-type="float" office:value="59501.8812549749" calcext:value-type="float">
            <text:p>59501.8812549749</text:p>
          </table:table-cell>
          <table:table-cell table:style-name="ce17" office:value-type="float" office:value="52265.8323424772" calcext:value-type="float">
            <text:p>52265.8323424772</text:p>
          </table:table-cell>
          <table:table-cell office:value-type="float" office:value="20159895" calcext:value-type="float">
            <text:p>20159895</text:p>
          </table:table-cell>
          <table:table-cell office:value-type="float" office:value="21061.268237879" calcext:value-type="float">
            <text:p>21061.268237879</text:p>
          </table:table-cell>
          <table:table-cell table:style-name="ce17" office:value-type="float" office:value="318051.580252843" calcext:value-type="float">
            <text:p>318051.580252843</text:p>
          </table:table-cell>
          <table:table-cell table:style-name="ce17" office:value-type="float" office:value="62222.9086988929" calcext:value-type="float">
            <text:p>62222.9086988929</text:p>
          </table:table-cell>
          <table:table-cell table:style-name="ce28" office:value-type="float" office:value="35665.6641418176" calcext:value-type="float">
            <text:p>35665.6641418176</text:p>
          </table:table-cell>
          <table:table-cell table:style-name="ce17" office:value-type="float" office:value="3018" calcext:value-type="float">
            <text:p>3018</text:p>
          </table:table-cell>
          <table:table-cell table:style-name="ce17" office:value-type="float" office:value="65094.0258468795" calcext:value-type="float">
            <text:p>65094.0258468795</text:p>
          </table:table-cell>
          <table:table-cell table:style-name="ce37" office:value-type="float" office:value="280501.941233837" calcext:value-type="float">
            <text:p>280501.941233837</text:p>
          </table:table-cell>
          <table:table-cell table:style-name="ce17" office:value-type="float" office:value="7315.24400482156" calcext:value-type="float">
            <text:p>7315.24400482156</text:p>
          </table:table-cell>
          <table:table-cell table:style-name="ce37" office:value-type="float" office:value="9648.06743611529" calcext:value-type="float">
            <text:p>9648.06743611529</text:p>
          </table:table-cell>
          <table:table-cell table:style-name="ce37" office:value-type="float" office:value="292926.154777818" calcext:value-type="float">
            <text:p>292926.154777818</text:p>
          </table:table-cell>
          <table:table-cell table:style-name="ce37" office:value-type="float" office:value="314423.344872805" calcext:value-type="float">
            <text:p>314423.344872805</text:p>
          </table:table-cell>
          <table:table-cell table:style-name="ce37" office:value-type="float" office:value="93912" calcext:value-type="float">
            <text:p>93912</text:p>
          </table:table-cell>
          <table:table-cell table:style-name="ce37" office:value-type="float" office:value="49476" calcext:value-type="float">
            <text:p>49476</text:p>
          </table:table-cell>
          <table:table-cell table:style-name="ce37" office:value-type="float" office:value="242551.75496655" calcext:value-type="float">
            <text:p>242551.75496655</text:p>
          </table:table-cell>
          <table:table-cell table:style-name="ce37" office:value-type="float" office:value="169593.461958423" calcext:value-type="float">
            <text:p>169593.461958423</text:p>
          </table:table-cell>
          <table:table-cell table:style-name="ce37" office:value-type="float" office:value="39425.4988855378" calcext:value-type="float">
            <text:p>39425.4988855378</text:p>
          </table:table-cell>
          <table:table-cell table:style-name="ce37" office:value-type="float" office:value="45258.8417319685" calcext:value-type="float">
            <text:p>45258.8417319685</text:p>
          </table:table-cell>
          <table:table-cell table:style-name="ce37" office:value-type="float" office:value="259918.925584107" calcext:value-type="float">
            <text:p>259918.925584107</text:p>
          </table:table-cell>
          <table:table-cell table:style-name="ce131" table:number-columns-repeated="11"/>
          <table:table-cell table:number-columns-repeated="6"/>
        </table:table-row>
        <table:table-row table:style-name="ro3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4"/>
          <table:table-cell table:number-columns-repeated="2"/>
          <table:table-cell table:style-name="ce19" table:number-columns-repeated="17"/>
          <table:table-cell table:style-name="ce131" table:number-columns-repeated="11"/>
          <table:table-cell table:number-columns-repeated="6"/>
        </table:table-row>
        <table:table-row table:style-name="ro6">
          <table:table-cell table:style-name="ce4" table:number-columns-repeated="3"/>
          <table:table-cell table:style-name="ce21" office:value-type="string" calcext:value-type="string" table:number-columns-spanned="11" table:number-rows-spanned="1">
            <text:p>Absolute values</text:p>
          </table:table-cell>
          <table:covered-table-cell table:number-columns-repeated="3" table:style-name="ce4"/>
          <table:covered-table-cell table:number-columns-repeated="2"/>
          <table:covered-table-cell table:number-columns-repeated="5" table:style-name="ce4"/>
          <table:table-cell table:style-name="ce61" table:number-columns-repeated="29"/>
        </table:table-row>
        <table:table-row table:style-name="ro5">
          <table:table-cell office:value-type="string" calcext:value-type="string">
            <text:p>HEURISTIC</text:p>
          </table:table-cell>
          <table:table-cell/>
          <table:table-cell table:style-name="ce11"/>
          <table:table-cell table:style-name="Default" office:value-type="float" office:value="238346.668711986" calcext:value-type="float">
            <text:p>238346.668711986</text:p>
          </table:table-cell>
          <table:table-cell table:style-name="Default" office:value-type="float" office:value="33693.6666666667" calcext:value-type="float">
            <text:p>33693.6666666667</text:p>
          </table:table-cell>
          <table:table-cell table:style-name="Default" office:value-type="float" office:value="148474.316064401" calcext:value-type="float">
            <text:p>148474.316064401</text:p>
          </table:table-cell>
          <table:table-cell table:style-name="Default" office:value-type="float" office:value="59356.1835430895" calcext:value-type="float">
            <text:p>59356.1835430895</text:p>
          </table:table-cell>
          <table:table-cell office:value-type="float" office:value="34315197" calcext:value-type="float">
            <text:p>34315197</text:p>
          </table:table-cell>
          <table:table-cell office:value-type="float" office:value="121381.341076735" calcext:value-type="float">
            <text:p>121381.341076735</text:p>
          </table:table-cell>
          <table:table-cell table:style-name="Default" office:value-type="float" office:value="362877.137330729" calcext:value-type="float">
            <text:p>362877.137330729</text:p>
          </table:table-cell>
          <table:table-cell table:style-name="Default" office:value-type="float" office:value="121478.270213104" calcext:value-type="float">
            <text:p>121478.270213104</text:p>
          </table:table-cell>
          <table:table-cell table:style-name="Default" office:value-type="float" office:value="48707.3495401094" calcext:value-type="float">
            <text:p>48707.3495401094</text:p>
          </table:table-cell>
          <table:table-cell table:style-name="Default" office:value-type="float" office:value="3237" calcext:value-type="float">
            <text:p>3237</text:p>
          </table:table-cell>
          <table:table-cell table:style-name="Default" office:value-type="float" office:value="132718.644258902" calcext:value-type="float">
            <text:p>132718.644258902</text:p>
          </table:table-cell>
          <table:table-cell table:style-name="Default" office:value-type="float" office:value="502667.226376753" calcext:value-type="float">
            <text:p>502667.226376753</text:p>
          </table:table-cell>
          <table:table-cell table:style-name="Default" office:value-type="float" office:value="8089.29971061087" calcext:value-type="float">
            <text:p>8089.29971061087</text:p>
          </table:table-cell>
          <table:table-cell table:style-name="Default" office:value-type="float" office:value="11426.6816122173" calcext:value-type="float">
            <text:p>11426.6816122173</text:p>
          </table:table-cell>
          <table:table-cell table:style-name="Default" office:value-type="float" office:value="779361.052071292" calcext:value-type="float">
            <text:p>779361.052071292</text:p>
          </table:table-cell>
          <table:table-cell table:style-name="Default" office:value-type="float" office:value="650600.591365114" calcext:value-type="float">
            <text:p>650600.591365114</text:p>
          </table:table-cell>
          <table:table-cell table:style-name="Default" office:value-type="float" office:value="97945.3333333333" calcext:value-type="float">
            <text:p>97945.3333333333</text:p>
          </table:table-cell>
          <table:table-cell table:style-name="Default" office:value-type="float" office:value="49573.6666666667" calcext:value-type="float">
            <text:p>49573.6666666667</text:p>
          </table:table-cell>
          <table:table-cell table:style-name="Default" office:value-type="float" office:value="493423.998116069" calcext:value-type="float">
            <text:p>493423.998116069</text:p>
          </table:table-cell>
          <table:table-cell table:style-name="Default" office:value-type="float" office:value="260451.636795192" calcext:value-type="float">
            <text:p>260451.636795192</text:p>
          </table:table-cell>
          <table:table-cell table:style-name="Default" office:value-type="float" office:value="43673.2997469647" calcext:value-type="float">
            <text:p>43673.2997469647</text:p>
          </table:table-cell>
          <table:table-cell table:style-name="Default" office:value-type="float" office:value="53027.2951936533" calcext:value-type="float">
            <text:p>53027.2951936533</text:p>
          </table:table-cell>
          <table:table-cell table:style-name="Default" office:value-type="float" office:value="668705.995478383" calcext:value-type="float">
            <text:p>668705.995478383</text:p>
          </table:table-cell>
          <table:table-cell table:style-name="Default" table:number-columns-repeated="11"/>
          <table:table-cell table:number-columns-repeated="6"/>
        </table:table-row>
        <table:table-row table:style-name="ro5">
          <table:table-cell office:value-type="string" calcext:value-type="string">
            <text:p>LINEAR_ORDER</text:p>
          </table:table-cell>
          <table:table-cell/>
          <table:table-cell table:style-name="ce11"/>
          <table:table-cell table:style-name="Default" office:value-type="float" office:value="231771.7110977" calcext:value-type="float">
            <text:p>231771.7110977</text:p>
          </table:table-cell>
          <table:table-cell table:style-name="Default" office:value-type="float" office:value="30964.3333333333" calcext:value-type="float">
            <text:p>30964.3333333333</text:p>
          </table:table-cell>
          <table:table-cell table:style-name="Default" office:value-type="float" office:value="157794.60361033" calcext:value-type="float">
            <text:p>157794.60361033</text:p>
          </table:table-cell>
          <table:table-cell table:style-name="Default" office:value-type="float" office:value="56633.8957807151" calcext:value-type="float">
            <text:p>56633.8957807151</text:p>
          </table:table-cell>
          <table:table-cell office:value-type="float" office:value="30715150.3333333" calcext:value-type="float">
            <text:p>30715150.3333333</text:p>
          </table:table-cell>
          <table:table-cell office:value-type="float" office:value="56381.9914620362" calcext:value-type="float">
            <text:p>56381.9914620362</text:p>
          </table:table-cell>
          <table:table-cell table:style-name="Default" office:value-type="float" office:value="346050.496146526" calcext:value-type="float">
            <text:p>346050.496146526</text:p>
          </table:table-cell>
          <table:table-cell table:style-name="Default" office:value-type="float" office:value="144851.407044389" calcext:value-type="float">
            <text:p>144851.407044389</text:p>
          </table:table-cell>
          <table:table-cell table:style-name="Default" office:value-type="float" office:value="40257.1901684459" calcext:value-type="float">
            <text:p>40257.1901684459</text:p>
          </table:table-cell>
          <table:table-cell table:style-name="Default" office:value-type="float" office:value="3097.33333333333" calcext:value-type="float">
            <text:p>3097.33333333333</text:p>
          </table:table-cell>
          <table:table-cell table:style-name="Default" office:value-type="float" office:value="121177.098307873" calcext:value-type="float">
            <text:p>121177.098307873</text:p>
          </table:table-cell>
          <table:table-cell table:style-name="Default" office:value-type="float" office:value="417427.755644745" calcext:value-type="float">
            <text:p>417427.755644745</text:p>
          </table:table-cell>
          <table:table-cell table:style-name="Default" office:value-type="float" office:value="7641.33383283112" calcext:value-type="float">
            <text:p>7641.33383283112</text:p>
          </table:table-cell>
          <table:table-cell table:style-name="Default" office:value-type="float" office:value="11078.4284400766" calcext:value-type="float">
            <text:p>11078.4284400766</text:p>
          </table:table-cell>
          <table:table-cell table:style-name="Default" office:value-type="float" office:value="884507.712206049" calcext:value-type="float">
            <text:p>884507.712206049</text:p>
          </table:table-cell>
          <table:table-cell table:style-name="Default" office:value-type="float" office:value="917053.551944176" calcext:value-type="float">
            <text:p>917053.551944176</text:p>
          </table:table-cell>
          <table:table-cell table:style-name="Default" office:value-type="float" office:value="104606" calcext:value-type="float">
            <text:p>104606</text:p>
          </table:table-cell>
          <table:table-cell table:style-name="Default" office:value-type="float" office:value="49249.6666666667" calcext:value-type="float">
            <text:p>49249.6666666667</text:p>
          </table:table-cell>
          <table:table-cell table:style-name="Default" office:value-type="float" office:value="375270.716883771" calcext:value-type="float">
            <text:p>375270.716883771</text:p>
          </table:table-cell>
          <table:table-cell table:style-name="Default" office:value-type="float" office:value="424505.662808891" calcext:value-type="float">
            <text:p>424505.662808891</text:p>
          </table:table-cell>
          <table:table-cell table:style-name="Default" office:value-type="float" office:value="41281.2332630713" calcext:value-type="float">
            <text:p>41281.2332630713</text:p>
          </table:table-cell>
          <table:table-cell table:style-name="Default" office:value-type="float" office:value="51362.4776622722" calcext:value-type="float">
            <text:p>51362.4776622722</text:p>
          </table:table-cell>
          <table:table-cell table:style-name="Default" office:value-type="float" office:value="482036.158671784" calcext:value-type="float">
            <text:p>482036.158671784</text:p>
          </table:table-cell>
          <table:table-cell table:style-name="Default" table:number-columns-repeated="11"/>
          <table:table-cell table:number-columns-repeated="6"/>
        </table:table-row>
        <table:table-row table:style-name="ro5">
          <table:table-cell office:value-type="string" calcext:value-type="string">
            <text:p>MODIFIED</text:p>
          </table:table-cell>
          <table:table-cell/>
          <table:table-cell table:style-name="ce11"/>
          <table:table-cell table:style-name="Default" office:value-type="float" office:value="228293.480930296" calcext:value-type="float">
            <text:p>228293.480930296</text:p>
          </table:table-cell>
          <table:table-cell table:style-name="Default" office:value-type="float" office:value="30635.3333333333" calcext:value-type="float">
            <text:p>30635.3333333333</text:p>
          </table:table-cell>
          <table:table-cell table:style-name="Default" office:value-type="float" office:value="149046.426009523" calcext:value-type="float">
            <text:p>149046.426009523</text:p>
          </table:table-cell>
          <table:table-cell table:style-name="Default" office:value-type="float" office:value="57656.2950664215" calcext:value-type="float">
            <text:p>57656.2950664215</text:p>
          </table:table-cell>
          <table:table-cell office:value-type="float" office:value="32235475.3333333" calcext:value-type="float">
            <text:p>32235475.3333333</text:p>
          </table:table-cell>
          <table:table-cell office:value-type="float" office:value="55376.0334886046" calcext:value-type="float">
            <text:p>55376.0334886046</text:p>
          </table:table-cell>
          <table:table-cell table:style-name="Default" office:value-type="float" office:value="350706.660189949" calcext:value-type="float">
            <text:p>350706.660189949</text:p>
          </table:table-cell>
          <table:table-cell table:style-name="Default" office:value-type="float" office:value="145556.046250779" calcext:value-type="float">
            <text:p>145556.046250779</text:p>
          </table:table-cell>
          <table:table-cell table:style-name="Default" office:value-type="float" office:value="40650.4909398791" calcext:value-type="float">
            <text:p>40650.4909398791</text:p>
          </table:table-cell>
          <table:table-cell table:style-name="Default" office:value-type="float" office:value="3149" calcext:value-type="float">
            <text:p>3149</text:p>
          </table:table-cell>
          <table:table-cell table:style-name="Default" office:value-type="float" office:value="118996.985237334" calcext:value-type="float">
            <text:p>118996.985237334</text:p>
          </table:table-cell>
          <table:table-cell table:style-name="Default" office:value-type="float" office:value="425445.901874511" calcext:value-type="float">
            <text:p>425445.901874511</text:p>
          </table:table-cell>
          <table:table-cell table:style-name="Default" office:value-type="float" office:value="7617.47871770251" calcext:value-type="float">
            <text:p>7617.47871770251</text:p>
          </table:table-cell>
          <table:table-cell table:style-name="Default" office:value-type="float" office:value="11170.2783694179" calcext:value-type="float">
            <text:p>11170.2783694179</text:p>
          </table:table-cell>
          <table:table-cell table:style-name="Default" office:value-type="float" office:value="860047.190935195" calcext:value-type="float">
            <text:p>860047.190935195</text:p>
          </table:table-cell>
          <table:table-cell table:style-name="Default" office:value-type="float" office:value="872095.599151385" calcext:value-type="float">
            <text:p>872095.599151385</text:p>
          </table:table-cell>
          <table:table-cell table:style-name="Default" office:value-type="float" office:value="103807.666666667" calcext:value-type="float">
            <text:p>103807.666666667</text:p>
          </table:table-cell>
          <table:table-cell table:style-name="Default" office:value-type="float" office:value="49213.3333333333" calcext:value-type="float">
            <text:p>49213.3333333333</text:p>
          </table:table-cell>
          <table:table-cell table:style-name="Default" office:value-type="float" office:value="379317.143271008" calcext:value-type="float">
            <text:p>379317.143271008</text:p>
          </table:table-cell>
          <table:table-cell table:style-name="Default" office:value-type="float" office:value="420111.241457941" calcext:value-type="float">
            <text:p>420111.241457941</text:p>
          </table:table-cell>
          <table:table-cell table:style-name="Default" office:value-type="float" office:value="41542.5694151594" calcext:value-type="float">
            <text:p>41542.5694151594</text:p>
          </table:table-cell>
          <table:table-cell table:style-name="Default" office:value-type="float" office:value="50561.513176922" calcext:value-type="float">
            <text:p>50561.513176922</text:p>
          </table:table-cell>
          <table:table-cell table:style-name="Default" office:value-type="float" office:value="479460.344148366" calcext:value-type="float">
            <text:p>479460.344148366</text:p>
          </table:table-cell>
          <table:table-cell table:style-name="Default" table:number-columns-repeated="11"/>
          <table:table-cell table:number-columns-repeated="6"/>
        </table:table-row>
        <table:table-row table:style-name="ro5">
          <table:table-cell office:value-type="string" calcext:value-type="string">
            <text:p>ORDER</text:p>
          </table:table-cell>
          <table:table-cell/>
          <table:table-cell table:style-name="ce11"/>
          <table:table-cell table:style-name="Default" office:value-type="float" office:value="373391.405977098" calcext:value-type="float">
            <text:p>373391.405977098</text:p>
          </table:table-cell>
          <table:table-cell table:style-name="Default" office:value-type="float" office:value="48073.3333333333" calcext:value-type="float">
            <text:p>48073.3333333333</text:p>
          </table:table-cell>
          <table:table-cell table:style-name="Default" office:value-type="float" office:value="361731.436785657" calcext:value-type="float">
            <text:p>361731.436785657</text:p>
          </table:table-cell>
          <table:table-cell table:style-name="Default" office:value-type="float" office:value="105485.019760046" calcext:value-type="float">
            <text:p>105485.019760046</text:p>
          </table:table-cell>
          <table:table-cell office:value-type="float" office:value="68438965" calcext:value-type="float">
            <text:p>68438965</text:p>
          </table:table-cell>
          <table:table-cell office:value-type="float" office:value="128104.54436597" calcext:value-type="float">
            <text:p>128104.54436597</text:p>
          </table:table-cell>
          <table:table-cell table:style-name="Default" office:value-type="float" office:value="654120.596365614" calcext:value-type="float">
            <text:p>654120.596365614</text:p>
          </table:table-cell>
          <table:table-cell table:style-name="Default" office:value-type="float" office:value="302812.714681781" calcext:value-type="float">
            <text:p>302812.714681781</text:p>
          </table:table-cell>
          <table:table-cell table:style-name="Default" office:value-type="float" office:value="68715.3128781786" calcext:value-type="float">
            <text:p>68715.3128781786</text:p>
          </table:table-cell>
          <table:table-cell table:style-name="Default" office:value-type="float" office:value="5047" calcext:value-type="float">
            <text:p>5047</text:p>
          </table:table-cell>
          <table:table-cell table:style-name="Default" office:value-type="float" office:value="279922.23942458" calcext:value-type="float">
            <text:p>279922.23942458</text:p>
          </table:table-cell>
          <table:table-cell table:style-name="Default" office:value-type="float" office:value="1040308.90838779" calcext:value-type="float">
            <text:p>1040308.90838779</text:p>
          </table:table-cell>
          <table:table-cell table:style-name="Default" office:value-type="float" office:value="12253.6017138747" calcext:value-type="float">
            <text:p>12253.6017138747</text:p>
          </table:table-cell>
          <table:table-cell table:style-name="Default" office:value-type="float" office:value="24418.7983291221" calcext:value-type="float">
            <text:p>24418.7983291221</text:p>
          </table:table-cell>
          <table:table-cell table:style-name="Default" office:value-type="float" office:value="1987212.25624549" calcext:value-type="float">
            <text:p>1987212.25624549</text:p>
          </table:table-cell>
          <table:table-cell table:style-name="Default" office:value-type="float" office:value="2067094.94211177" calcext:value-type="float">
            <text:p>2067094.94211177</text:p>
          </table:table-cell>
          <table:table-cell table:style-name="Default" office:value-type="float" office:value="128776.666666667" calcext:value-type="float">
            <text:p>128776.666666667</text:p>
          </table:table-cell>
          <table:table-cell table:style-name="Default" office:value-type="float" office:value="53731.3333333333" calcext:value-type="float">
            <text:p>53731.3333333333</text:p>
          </table:table-cell>
          <table:table-cell table:style-name="Default" office:value-type="float" office:value="1000046.8078176" calcext:value-type="float">
            <text:p>1000046.8078176</text:p>
          </table:table-cell>
          <table:table-cell table:style-name="Default" office:value-type="float" office:value="873734.350583541" calcext:value-type="float">
            <text:p>873734.350583541</text:p>
          </table:table-cell>
          <table:table-cell table:style-name="Default" office:value-type="float" office:value="71937.9209763801" calcext:value-type="float">
            <text:p>71937.9209763801</text:p>
          </table:table-cell>
          <table:table-cell table:style-name="Default" office:value-type="float" office:value="110557.023887831" calcext:value-type="float">
            <text:p>110557.023887831</text:p>
          </table:table-cell>
          <table:table-cell table:style-name="Default" office:value-type="float" office:value="1338829.99626494" calcext:value-type="float">
            <text:p>1338829.99626494</text:p>
          </table:table-cell>
          <table:table-cell table:style-name="Default" table:number-columns-repeated="11"/>
          <table:table-cell table:number-columns-repeated="6"/>
        </table:table-row>
        <table:table-row table:style-name="ro6">
          <table:table-cell table:style-name="ce4" table:number-columns-spanned="2" table:number-rows-spanned="1"/>
          <table:covered-table-cell table:formula="of:=SUM([.D11:.N11])/22" office:value-type="float" office:value="0" calcext:value-type="float">
            <text:p>0</text:p>
          </table:covered-table-cell>
          <table:table-cell table:style-name="ce11"/>
          <table:table-cell table:style-name="ce21" office:value-type="string" calcext:value-type="string" table:number-columns-spanned="11" table:number-rows-spanned="1">
            <text:p>Relative difference of the fitness value in comparison with the best result of heuristics</text:p>
          </table:table-cell>
          <table:covered-table-cell table:number-columns-repeated="3" table:style-name="ce16"/>
          <table:covered-table-cell table:number-columns-repeated="2"/>
          <table:covered-table-cell table:number-columns-repeated="5" table:style-name="ce16"/>
          <table:table-cell table:style-name="ce131" table:number-columns-repeated="23"/>
          <table:table-cell table:number-columns-repeated="6"/>
        </table:table-row>
        <table:table-row table:style-name="ro5">
          <table:table-cell office:value-type="string" calcext:value-type="string">
            <text:p>HEURISTIC</text:p>
          </table:table-cell>
          <table:table-cell table:formula="of:=SUM([.D12:.Z12])/20" office:value-type="float" office:value="-0.572678180480792" calcext:value-type="float">
            <text:p>-0.572678180480792</text:p>
          </table:table-cell>
          <table:table-cell table:formula="of:=[.B12] *(-1)" office:value-type="percentage" office:value="0.572678180480792" calcext:value-type="percentage">
            <text:p>57.27%</text:p>
          </table:table-cell>
          <table:table-cell table:formula="of:=([.D$4]-[.D7])/[.D$4]" office:value-type="float" office:value="-0.122585621377497" calcext:value-type="float">
            <text:p>-0.122585621377497</text:p>
          </table:table-cell>
          <table:table-cell table:style-name="ce112" table:formula="of:=([.E$4]-[.E7])/[.E$4]" office:value-type="float" office:value="-0.153971733223737" calcext:value-type="float">
            <text:p>-0.153971733223737</text:p>
          </table:table-cell>
          <table:table-cell table:style-name="ce112" table:formula="of:=([.F$4]-[.F7])/[.F$4]" office:value-type="float" office:value="-1.49528776120818" calcext:value-type="float">
            <text:p>-1.49528776120818</text:p>
          </table:table-cell>
          <table:table-cell table:style-name="ce112" table:formula="of:=([.G$4]-[.G7])/[.G$4]" office:value-type="float" office:value="-0.135659395112126" calcext:value-type="float">
            <text:p>-0.135659395112126</text:p>
          </table:table-cell>
          <table:table-cell table:formula="of:=([.H$4]-[.H7])/[.H$4]" office:value-type="float" office:value="-0.702151573706113" calcext:value-type="float">
            <text:p>-0.702151573706113</text:p>
          </table:table-cell>
          <table:table-cell table:number-columns-repeated="2"/>
          <table:table-cell table:style-name="ce112" table:formula="of:=([.K$4]-[.K7])/[.K$4]" office:value-type="float" office:value="-0.952307803560863" calcext:value-type="float">
            <text:p>-0.952307803560863</text:p>
          </table:table-cell>
          <table:table-cell table:style-name="ce112" table:formula="of:=([.L$4]-[.L7])/[.L$4]" office:value-type="float" office:value="-0.365665008968685" calcext:value-type="float">
            <text:p>-0.365665008968685</text:p>
          </table:table-cell>
          <table:table-cell/>
          <table:table-cell table:style-name="ce112" table:formula="of:=([.N$4]-[.N7])/[.N$4]" office:value-type="float" office:value="-1.03887595723601" calcext:value-type="float">
            <text:p>-1.03887595723601</text:p>
          </table:table-cell>
          <table:table-cell/>
          <table:table-cell table:style-name="ce112" table:formula="of:=([.P$4]-[.P7])/[.P$4]" office:value-type="float" office:value="-0.105814065160248" calcext:value-type="float">
            <text:p>-0.105814065160248</text:p>
          </table:table-cell>
          <table:table-cell table:style-name="ce112" table:formula="of:=([.Q$4]-[.Q7])/[.Q$4]" office:value-type="float" office:value="-0.184349268688171" calcext:value-type="float">
            <text:p>-0.184349268688171</text:p>
          </table:table-cell>
          <table:table-cell table:style-name="ce112" table:formula="of:=([.R$4]-[.R7])/[.R$4]" office:value-type="float" office:value="-1.66060588772768" calcext:value-type="float">
            <text:p>-1.66060588772768</text:p>
          </table:table-cell>
          <table:table-cell table:style-name="ce112" table:formula="of:=([.S$4]-[.S7])/[.S$4]" office:value-type="float" office:value="-1.06918666178653" calcext:value-type="float">
            <text:p>-1.06918666178653</text:p>
          </table:table-cell>
          <table:table-cell table:style-name="ce112" table:formula="of:=([.T$4]-[.T7])/[.T$4]" office:value-type="float" office:value="-0.0429480080642871" calcext:value-type="float">
            <text:p>-0.042948008064287</text:p>
          </table:table-cell>
          <table:table-cell table:style-name="ce112" table:formula="of:=([.U$4]-[.U7])/[.U$4]" office:value-type="float" office:value="-0.0019740210741908" calcext:value-type="float">
            <text:p>-0.001974021074191</text:p>
          </table:table-cell>
          <table:table-cell table:style-name="ce112" table:formula="of:=([.V$4]-[.V7])/[.V$4]" office:value-type="float" office:value="-1.03430397023562" calcext:value-type="float">
            <text:p>-1.03430397023562</text:p>
          </table:table-cell>
          <table:table-cell table:style-name="ce112" table:formula="of:=([.W$4]-[.W7])/[.W$4]" office:value-type="float" office:value="-0.535741023194887" calcext:value-type="float">
            <text:p>-0.535741023194887</text:p>
          </table:table-cell>
          <table:table-cell table:style-name="ce112" table:formula="of:=([.X$4]-[.X7])/[.X$4]" office:value-type="float" office:value="-0.107742475846895" calcext:value-type="float">
            <text:p>-0.107742475846895</text:p>
          </table:table-cell>
          <table:table-cell table:style-name="ce112" table:formula="of:=([.Y$4]-[.Y7])/[.Y$4]" office:value-type="float" office:value="-0.171644990556565" calcext:value-type="float">
            <text:p>-0.171644990556565</text:p>
          </table:table-cell>
          <table:table-cell table:style-name="ce112" table:formula="of:=([.Z$4]-[.Z7])/[.Z$4]" office:value-type="float" office:value="-1.57274838288756" calcext:value-type="float">
            <text:p>-1.57274838288756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office:value-type="string" calcext:value-type="string">
            <text:p>LINEAR_ORDER</text:p>
          </table:table-cell>
          <table:table-cell table:formula="of:=SUM([.D13:.Z13])/20" office:value-type="float" office:value="-0.602724947370032" calcext:value-type="float">
            <text:p>-0.602724947370032</text:p>
          </table:table-cell>
          <table:table-cell table:formula="of:=[.B13] *(-1)" office:value-type="percentage" office:value="0.602724947370031" calcext:value-type="percentage">
            <text:p>60.27%</text:p>
          </table:table-cell>
          <table:table-cell table:formula="of:=([.D$4]-[.D8])/[.D$4]" office:value-type="float" office:value="-0.0916183210210443" calcext:value-type="float">
            <text:p>-0.091618321021044</text:p>
          </table:table-cell>
          <table:table-cell table:style-name="ce112" table:formula="of:=([.E$4]-[.E8])/[.E$4]" office:value-type="float" office:value="-0.0604950110738178" calcext:value-type="float">
            <text:p>-0.060495011073818</text:p>
          </table:table-cell>
          <table:table-cell table:style-name="ce112" table:formula="of:=([.F$4]-[.F8])/[.F$4]" office:value-type="float" office:value="-1.65192629682001" calcext:value-type="float">
            <text:p>-1.65192629682001</text:p>
          </table:table-cell>
          <table:table-cell table:style-name="ce112" table:formula="of:=([.G$4]-[.G8])/[.G$4]" office:value-type="float" office:value="-0.0835739763908426" calcext:value-type="float">
            <text:p>-0.083573976390843</text:p>
          </table:table-cell>
          <table:table-cell table:formula="of:=([.H$4]-[.H8])/[.H$4]" office:value-type="float" office:value="-0.523576900243444" calcext:value-type="float">
            <text:p>-0.523576900243444</text:p>
          </table:table-cell>
          <table:table-cell table:number-columns-repeated="2"/>
          <table:table-cell table:style-name="ce112" table:formula="of:=([.K$4]-[.K8])/[.K$4]" office:value-type="float" office:value="-1.32794335837544" calcext:value-type="float">
            <text:p>-1.32794335837544</text:p>
          </table:table-cell>
          <table:table-cell table:style-name="ce112" table:formula="of:=([.L$4]-[.L8])/[.L$4]" office:value-type="float" office:value="-0.128737993168192" calcext:value-type="float">
            <text:p>-0.128737993168192</text:p>
          </table:table-cell>
          <table:table-cell/>
          <table:table-cell table:style-name="ce112" table:formula="of:=([.N$4]-[.N8])/[.N$4]" office:value-type="float" office:value="-0.861570193752001" calcext:value-type="float">
            <text:p>-0.861570193752001</text:p>
          </table:table-cell>
          <table:table-cell/>
          <table:table-cell table:style-name="ce112" table:formula="of:=([.P$4]-[.P8])/[.P$4]" office:value-type="float" office:value="-0.0445767533925907" calcext:value-type="float">
            <text:p>-0.044576753392591</text:p>
          </table:table-cell>
          <table:table-cell table:style-name="ce112" table:formula="of:=([.Q$4]-[.Q8])/[.Q$4]" office:value-type="float" office:value="-0.148253628349146" calcext:value-type="float">
            <text:p>-0.148253628349146</text:p>
          </table:table-cell>
          <table:table-cell table:style-name="ce112" table:formula="of:=([.R$4]-[.R8])/[.R$4]" office:value-type="float" office:value="-2.01955867640751" calcext:value-type="float">
            <text:p>-2.01955867640751</text:p>
          </table:table-cell>
          <table:table-cell table:style-name="ce112" table:formula="of:=([.S$4]-[.S8])/[.S$4]" office:value-type="float" office:value="-1.91662043196938" calcext:value-type="float">
            <text:p>-1.91662043196938</text:p>
          </table:table-cell>
          <table:table-cell table:style-name="ce112" table:formula="of:=([.T$4]-[.T8])/[.T$4]" office:value-type="float" office:value="-0.11387256154698" calcext:value-type="float">
            <text:p>-0.11387256154698</text:p>
          </table:table-cell>
          <table:table-cell table:style-name="ce112" table:formula="of:=([.U$4]-[.U8])/[.U$4]" office:value-type="float" office:value="0.00457460856442186" calcext:value-type="float">
            <text:p>0.004574608564422</text:p>
          </table:table-cell>
          <table:table-cell table:style-name="ce112" table:formula="of:=([.V$4]-[.V8])/[.V$4]" office:value-type="float" office:value="-0.547177908218078" calcext:value-type="float">
            <text:p>-0.547177908218078</text:p>
          </table:table-cell>
          <table:table-cell table:style-name="ce112" table:formula="of:=([.W$4]-[.W8])/[.W$4]" office:value-type="float" office:value="-1.50307799550057" calcext:value-type="float">
            <text:p>-1.50307799550057</text:p>
          </table:table-cell>
          <table:table-cell table:style-name="ce112" table:formula="of:=([.X$4]-[.X8])/[.X$4]" office:value-type="float" office:value="-0.0470693949345108" calcext:value-type="float">
            <text:p>-0.047069394934511</text:p>
          </table:table-cell>
          <table:table-cell table:style-name="ce112" table:formula="of:=([.Y$4]-[.Y8])/[.Y$4]" office:value-type="float" office:value="-0.134860630469746" calcext:value-type="float">
            <text:p>-0.134860630469746</text:p>
          </table:table-cell>
          <table:table-cell table:style-name="ce112" table:formula="of:=([.Z$4]-[.Z8])/[.Z$4]" office:value-type="float" office:value="-0.854563524331752" calcext:value-type="float">
            <text:p>-0.854563524331752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office:value-type="string" calcext:value-type="string">
            <text:p>MODIFIED</text:p>
          </table:table-cell>
          <table:table-cell table:formula="of:=SUM([.D14:.Z14])/20" office:value-type="float" office:value="-0.585199354610729" calcext:value-type="float">
            <text:p>-0.585199354610729</text:p>
          </table:table-cell>
          <table:table-cell table:formula="of:=[.B14] *(-1)" office:value-type="percentage" office:value="0.585199354610729" calcext:value-type="percentage">
            <text:p>58.52%</text:p>
          </table:table-cell>
          <table:table-cell table:formula="of:=([.D$4]-[.D9])/[.D$4]" office:value-type="float" office:value="-0.0752362536950376" calcext:value-type="float">
            <text:p>-0.075236253695038</text:p>
          </table:table-cell>
          <table:table-cell table:style-name="ce112" table:formula="of:=([.E$4]-[.E9])/[.E$4]" office:value-type="float" office:value="-0.0492271160125122" calcext:value-type="float">
            <text:p>-0.049227116012512</text:p>
          </table:table-cell>
          <table:table-cell table:style-name="ce112" table:formula="of:=([.F$4]-[.F9])/[.F$4]" office:value-type="float" office:value="-1.50490275039937" calcext:value-type="float">
            <text:p>-1.50490275039937</text:p>
          </table:table-cell>
          <table:table-cell table:style-name="ce112" table:formula="of:=([.G$4]-[.G9])/[.G$4]" office:value-type="float" office:value="-0.103135499471677" calcext:value-type="float">
            <text:p>-0.103135499471677</text:p>
          </table:table-cell>
          <table:table-cell table:formula="of:=([.H$4]-[.H9])/[.H$4]" office:value-type="float" office:value="-0.598990239449823" calcext:value-type="float">
            <text:p>-0.598990239449823</text:p>
          </table:table-cell>
          <table:table-cell table:number-columns-repeated="2"/>
          <table:table-cell table:style-name="ce112" table:formula="of:=([.K$4]-[.K9])/[.K$4]" office:value-type="float" office:value="-1.33926779211093" calcext:value-type="float">
            <text:p>-1.33926779211093</text:p>
          </table:table-cell>
          <table:table-cell table:style-name="ce112" table:formula="of:=([.L$4]-[.L9])/[.L$4]" office:value-type="float" office:value="-0.139765427561934" calcext:value-type="float">
            <text:p>-0.139765427561934</text:p>
          </table:table-cell>
          <table:table-cell/>
          <table:table-cell table:style-name="ce112" table:formula="of:=([.N$4]-[.N9])/[.N$4]" office:value-type="float" office:value="-0.828078440212789" calcext:value-type="float">
            <text:p>-0.828078440212789</text:p>
          </table:table-cell>
          <table:table-cell/>
          <table:table-cell table:style-name="ce112" table:formula="of:=([.P$4]-[.P9])/[.P$4]" office:value-type="float" office:value="-0.041315739117075" calcext:value-type="float">
            <text:p>-0.041315739117075</text:p>
          </table:table-cell>
          <table:table-cell table:style-name="ce112" table:formula="of:=([.Q$4]-[.Q9])/[.Q$4]" office:value-type="float" office:value="-0.157773662278165" calcext:value-type="float">
            <text:p>-0.157773662278165</text:p>
          </table:table-cell>
          <table:table-cell table:style-name="ce112" table:formula="of:=([.R$4]-[.R9])/[.R$4]" office:value-type="float" office:value="-1.9360546230074" calcext:value-type="float">
            <text:p>-1.9360546230074</text:p>
          </table:table-cell>
          <table:table-cell table:style-name="ce112" table:formula="of:=([.S$4]-[.S9])/[.S$4]" office:value-type="float" office:value="-1.77363501588655" calcext:value-type="float">
            <text:p>-1.77363501588655</text:p>
          </table:table-cell>
          <table:table-cell table:style-name="ce112" table:formula="of:=([.T$4]-[.T9])/[.T$4]" office:value-type="float" office:value="-0.105371695487975" calcext:value-type="float">
            <text:p>-0.105371695487975</text:p>
          </table:table-cell>
          <table:table-cell table:style-name="ce112" table:formula="of:=([.U$4]-[.U9])/[.U$4]" office:value-type="float" office:value="0.00530897135311392" calcext:value-type="float">
            <text:p>0.005308971353114</text:p>
          </table:table-cell>
          <table:table-cell table:style-name="ce112" table:formula="of:=([.V$4]-[.V9])/[.V$4]" office:value-type="float" office:value="-0.56386064212695" calcext:value-type="float">
            <text:p>-0.56386064212695</text:p>
          </table:table-cell>
          <table:table-cell table:style-name="ce112" table:formula="of:=([.W$4]-[.W9])/[.W$4]" office:value-type="float" office:value="-1.47716649336951" calcext:value-type="float">
            <text:p>-1.47716649336951</text:p>
          </table:table-cell>
          <table:table-cell table:style-name="ce112" table:formula="of:=([.X$4]-[.X9])/[.X$4]" office:value-type="float" office:value="-0.0536980022946055" calcext:value-type="float">
            <text:p>-0.053698002294606</text:p>
          </table:table-cell>
          <table:table-cell table:style-name="ce112" table:formula="of:=([.Y$4]-[.Y9])/[.Y$4]" office:value-type="float" office:value="-0.117163215893966" calcext:value-type="float">
            <text:p>-0.117163215893966</text:p>
          </table:table-cell>
          <table:table-cell table:style-name="ce112" table:formula="of:=([.Z$4]-[.Z9])/[.Z$4]" office:value-type="float" office:value="-0.844653455191427" calcext:value-type="float">
            <text:p>-0.844653455191427</text:p>
          </table:table-cell>
          <table:table-cell table:style-name="ce39" table:number-columns-repeated="11"/>
          <table:table-cell table:number-columns-repeated="6"/>
        </table:table-row>
        <table:table-row table:style-name="ro5">
          <table:table-cell office:value-type="string" calcext:value-type="string">
            <text:p>ORDER</text:p>
          </table:table-cell>
          <table:table-cell table:formula="of:=SUM([.D15:.Z15])/20" office:value-type="float" office:value="-2.2852921033253" calcext:value-type="float">
            <text:p>-2.2852921033253</text:p>
          </table:table-cell>
          <table:table-cell table:formula="of:=[.B15] *(-1)" office:value-type="percentage" office:value="2.2852921033253" calcext:value-type="percentage">
            <text:p>228.53%</text:p>
          </table:table-cell>
          <table:table-cell table:formula="of:=([.D$4]-[.D10])/[.D$4]" office:value-type="float" office:value="-0.758630929313839" calcext:value-type="float">
            <text:p>-0.758630929313839</text:p>
          </table:table-cell>
          <table:table-cell table:style-name="ce112" table:formula="of:=([.E$4]-[.E10])/[.E$4]" office:value-type="float" office:value="-0.646459803182866" calcext:value-type="float">
            <text:p>-0.646459803182866</text:p>
          </table:table-cell>
          <table:table-cell table:style-name="ce112" table:formula="of:=([.F$4]-[.F10])/[.F$4]" office:value-type="float" office:value="-5.07932773143057" calcext:value-type="float">
            <text:p>-5.07932773143057</text:p>
          </table:table-cell>
          <table:table-cell table:style-name="ce112" table:formula="of:=([.G$4]-[.G10])/[.G$4]" office:value-type="float" office:value="-1.01824050306603" calcext:value-type="float">
            <text:p>-1.01824050306603</text:p>
          </table:table-cell>
          <table:table-cell table:formula="of:=([.H$4]-[.H10])/[.H$4]" office:value-type="float" office:value="-2.3948076118452" calcext:value-type="float">
            <text:p>-2.3948076118452</text:p>
          </table:table-cell>
          <table:table-cell table:number-columns-repeated="2"/>
          <table:table-cell table:style-name="ce112" table:formula="of:=([.K$4]-[.K10])/[.K$4]" office:value-type="float" office:value="-3.8665792232109" calcext:value-type="float">
            <text:p>-3.8665792232109</text:p>
          </table:table-cell>
          <table:table-cell table:style-name="ce112" table:formula="of:=([.L$4]-[.L10])/[.L$4]" office:value-type="float" office:value="-0.926651711992393" calcext:value-type="float">
            <text:p>-0.926651711992393</text:p>
          </table:table-cell>
          <table:table-cell/>
          <table:table-cell table:style-name="ce112" table:formula="of:=([.N$4]-[.N10])/[.N$4]" office:value-type="float" office:value="-3.30027542132731" calcext:value-type="float">
            <text:p>-3.30027542132731</text:p>
          </table:table-cell>
          <table:table-cell/>
          <table:table-cell table:style-name="ce112" table:formula="of:=([.P$4]-[.P10])/[.P$4]" office:value-type="float" office:value="-0.675077646869774" calcext:value-type="float">
            <text:p>-0.675077646869774</text:p>
          </table:table-cell>
          <table:table-cell table:style-name="ce112" table:formula="of:=([.Q$4]-[.Q10])/[.Q$4]" office:value-type="float" office:value="-1.53095228560655" calcext:value-type="float">
            <text:p>-1.53095228560655</text:p>
          </table:table-cell>
          <table:table-cell table:style-name="ce112" table:formula="of:=([.R$4]-[.R10])/[.R$4]" office:value-type="float" office:value="-5.78400417249451" calcext:value-type="float">
            <text:p>-5.78400417249451</text:p>
          </table:table-cell>
          <table:table-cell table:style-name="ce112" table:formula="of:=([.S$4]-[.S10])/[.S$4]" office:value-type="float" office:value="-5.57424130815727" calcext:value-type="float">
            <text:p>-5.57424130815727</text:p>
          </table:table-cell>
          <table:table-cell table:style-name="ce112" table:formula="of:=([.T$4]-[.T10])/[.T$4]" office:value-type="float" office:value="-0.371248260783145" calcext:value-type="float">
            <text:p>-0.371248260783145</text:p>
          </table:table-cell>
          <table:table-cell table:style-name="ce112" table:formula="of:=([.U$4]-[.U10])/[.U$4]" office:value-type="float" office:value="-0.0860080308297626" calcext:value-type="float">
            <text:p>-0.086008030829763</text:p>
          </table:table-cell>
          <table:table-cell table:style-name="ce112" table:formula="of:=([.V$4]-[.V10])/[.V$4]" office:value-type="float" office:value="-3.12302441578092" calcext:value-type="float">
            <text:p>-3.12302441578092</text:p>
          </table:table-cell>
          <table:table-cell table:style-name="ce112" table:formula="of:=([.W$4]-[.W10])/[.W$4]" office:value-type="float" office:value="-4.1519341635808" calcext:value-type="float">
            <text:p>-4.1519341635808</text:p>
          </table:table-cell>
          <table:table-cell table:style-name="ce112" table:formula="of:=([.X$4]-[.X10])/[.X$4]" office:value-type="float" office:value="-0.824654678060868" calcext:value-type="float">
            <text:p>-0.824654678060868</text:p>
          </table:table-cell>
          <table:table-cell table:style-name="ce112" table:formula="of:=([.Y$4]-[.Y10])/[.Y$4]" office:value-type="float" office:value="-1.44277183544756" calcext:value-type="float">
            <text:p>-1.44277183544756</text:p>
          </table:table-cell>
          <table:table-cell table:style-name="ce112" table:formula="of:=([.Z$4]-[.Z10])/[.Z$4]" office:value-type="float" office:value="-4.15095233352565" calcext:value-type="float">
            <text:p>-4.15095233352565</text:p>
          </table:table-cell>
          <table:table-cell table:style-name="ce39" table:number-columns-repeated="11"/>
          <table:table-cell table:number-columns-repeated="6"/>
        </table:table-row>
        <table:table-row table:style-name="ro6">
          <table:table-cell table:style-name="ce4" table:number-columns-spanned="2" table:number-rows-spanned="1"/>
          <table:covered-table-cell table:formula="of:=SUM([.D16:.N16])/22" office:value-type="float" office:value="0" calcext:value-type="float">
            <text:p>0</text:p>
          </table:covered-table-cell>
          <table:table-cell table:style-name="ce11"/>
          <table:table-cell table:style-name="ce21" office:value-type="string" calcext:value-type="string" table:number-columns-spanned="11" table:number-rows-spanned="1">
            <text:p>Relative difference of the fitness value in comparison with the optimal value if known</text:p>
          </table:table-cell>
          <table:covered-table-cell table:number-columns-repeated="3" table:style-name="ce16"/>
          <table:covered-table-cell table:number-columns-repeated="2"/>
          <table:covered-table-cell table:number-columns-repeated="5" table:style-name="ce16"/>
          <table:table-cell table:style-name="ce131" table:number-columns-repeated="23"/>
          <table:table-cell table:number-columns-repeated="6"/>
        </table:table-row>
        <table:table-row table:style-name="ro5">
          <table:table-cell office:value-type="string" calcext:value-type="string">
            <text:p>HEURISTIC</text:p>
          </table:table-cell>
          <table:table-cell table:formula="of:=SUM([.D17:.Z17])/3" office:value-type="float" office:value="-0.44924210912911" calcext:value-type="float">
            <text:p>-0.44924210912911</text:p>
          </table:table-cell>
          <table:table-cell table:formula="of:=[.B17]*(-1)" office:value-type="percentage" office:value="0.44924210912911" calcext:value-type="percentage">
            <text:p>44.92%</text:p>
          </table:table-cell>
          <table:table-cell/>
          <table:table-cell table:style-name="ce112"/>
          <table:table-cell table:style-name="Default"/>
          <table:table-cell table:style-name="ce112"/>
          <table:table-cell table:number-columns-repeated="2"/>
          <table:table-cell table:formula="of:=([.J$3]-[.J7])/[.J$3]" office:value-type="float" office:value="-0.235872972218673" calcext:value-type="float">
            <text:p>-0.235872972218673</text:p>
          </table:table-cell>
          <table:table-cell table:style-name="ce112" table:number-columns-repeated="2"/>
          <table:table-cell table:formula="of:=([.M$3]-[.M7])/[.M$3]" office:value-type="float" office:value="-0.171552660152009" calcext:value-type="float">
            <text:p>-0.171552660152009</text:p>
          </table:table-cell>
          <table:table-cell table:style-name="ce112"/>
          <table:table-cell table:formula="of:=([.O$3]-[.O7])/[.O$3]" office:value-type="float" office:value="-0.940300695016648" calcext:value-type="float">
            <text:p>-0.940300695016648</text:p>
          </table:table-cell>
          <table:table-cell table:style-name="ce112"/>
          <table:table-cell table:style-name="ce39" table:number-columns-repeated="21"/>
          <table:table-cell table:number-columns-repeated="6"/>
        </table:table-row>
        <table:table-row table:style-name="ro5">
          <table:table-cell office:value-type="string" calcext:value-type="string">
            <text:p>LINEAR_ORDER</text:p>
          </table:table-cell>
          <table:table-cell table:formula="of:=SUM([.D18:.Z18])/3" office:value-type="float" office:value="-0.303614880640499" calcext:value-type="float">
            <text:p>-0.303614880640499</text:p>
          </table:table-cell>
          <table:table-cell table:formula="of:=[.B18]*(-1)" office:value-type="percentage" office:value="0.303614880640499" calcext:value-type="percentage">
            <text:p>30.36%</text:p>
          </table:table-cell>
          <table:table-cell/>
          <table:table-cell table:style-name="ce112"/>
          <table:table-cell table:style-name="Default"/>
          <table:table-cell table:style-name="ce112"/>
          <table:table-cell table:number-columns-repeated="2"/>
          <table:table-cell table:formula="of:=([.J$3]-[.J8])/[.J$3]" office:value-type="float" office:value="-0.178565446024691" calcext:value-type="float">
            <text:p>-0.178565446024691</text:p>
          </table:table-cell>
          <table:table-cell table:style-name="ce112" table:number-columns-repeated="2"/>
          <table:table-cell table:formula="of:=([.M$3]-[.M8])/[.M$3]" office:value-type="float" office:value="-0.121003739896247" calcext:value-type="float">
            <text:p>-0.121003739896247</text:p>
          </table:table-cell>
          <table:table-cell table:style-name="ce112"/>
          <table:table-cell table:formula="of:=([.O$3]-[.O8])/[.O$3]" office:value-type="float" office:value="-0.611275456000558" calcext:value-type="float">
            <text:p>-0.611275456000558</text:p>
          </table:table-cell>
          <table:table-cell table:style-name="ce112"/>
          <table:table-cell table:style-name="ce39" table:number-columns-repeated="21"/>
          <table:table-cell table:number-columns-repeated="6"/>
        </table:table-row>
        <table:table-row table:style-name="ro5">
          <table:table-cell office:value-type="string" calcext:value-type="string">
            <text:p>MODIFIED</text:p>
          </table:table-cell>
          <table:table-cell table:formula="of:=SUM([.D19:.Z19])/3" office:value-type="float" office:value="-0.325450678221794" calcext:value-type="float">
            <text:p>-0.325450678221794</text:p>
          </table:table-cell>
          <table:table-cell table:formula="of:=[.B19]*(-1)" office:value-type="percentage" office:value="0.325450678221794" calcext:value-type="percentage">
            <text:p>32.55%</text:p>
          </table:table-cell>
          <table:table-cell table:style-name="ce7"/>
          <table:table-cell table:number-columns-repeated="5"/>
          <table:table-cell table:formula="of:=([.J$3]-[.J9])/[.J$3]" office:value-type="float" office:value="-0.194423230116055" calcext:value-type="float">
            <text:p>-0.194423230116055</text:p>
          </table:table-cell>
          <table:table-cell table:number-columns-repeated="2"/>
          <table:table-cell table:formula="of:=([.M$3]-[.M9])/[.M$3]" office:value-type="float" office:value="-0.139703221136446" calcext:value-type="float">
            <text:p>-0.139703221136446</text:p>
          </table:table-cell>
          <table:table-cell/>
          <table:table-cell table:formula="of:=([.O$3]-[.O9])/[.O$3]" office:value-type="float" office:value="-0.642225583412882" calcext:value-type="float">
            <text:p>-0.642225583412882</text:p>
          </table:table-cell>
          <table:table-cell table:number-columns-repeated="28"/>
        </table:table-row>
        <table:table-row table:style-name="ro5">
          <table:table-cell office:value-type="string" calcext:value-type="string">
            <text:p>ORDER</text:p>
          </table:table-cell>
          <table:table-cell table:formula="of:=SUM([.D20:.Z20])/3" office:value-type="float" office:value="-1.69000652877729" calcext:value-type="float">
            <text:p>-1.69000652877729</text:p>
          </table:table-cell>
          <table:table-cell table:formula="of:=[.B20]*(-1)" office:value-type="percentage" office:value="1.69000652877729" calcext:value-type="percentage">
            <text:p>169.00%</text:p>
          </table:table-cell>
          <table:table-cell table:style-name="ce7"/>
          <table:table-cell table:number-columns-repeated="5"/>
          <table:table-cell table:formula="of:=([.J$3]-[.J10])/[.J$3]" office:value-type="float" office:value="-1.22777872303107" calcext:value-type="float">
            <text:p>-1.22777872303107</text:p>
          </table:table-cell>
          <table:table-cell table:number-columns-repeated="2"/>
          <table:table-cell table:formula="of:=([.M$3]-[.M10])/[.M$3]" office:value-type="float" office:value="-0.826637712631198" calcext:value-type="float">
            <text:p>-0.826637712631198</text:p>
          </table:table-cell>
          <table:table-cell/>
          <table:table-cell table:formula="of:=([.O$3]-[.O10])/[.O$3]" office:value-type="float" office:value="-3.0156031506696" calcext:value-type="float">
            <text:p>-3.0156031506696</text:p>
          </table:table-cell>
          <table:table-cell table:number-columns-repeated="28"/>
        </table:table-row>
        <table:table-row table:style-name="ro5">
          <table:table-cell/>
          <table:table-cell table:style-name="ce7" table:number-columns-repeated="3"/>
          <table:table-cell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8"/>
        </table:table-row>
        <table:table-row table:style-name="ro5">
          <table:table-cell table:style-name="ce7" table:number-columns-repeated="2"/>
          <table:table-cell table:number-columns-repeated="2" table:style-name="ce7" office:value-type="string" calcext:value-type="string">
            <text:p>E</text:p>
          </table:table-cell>
          <table:table-cell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8"/>
        </table:table-row>
        <table:table-row table:style-name="ro5">
          <table:table-cell table:style-name="ce7"/>
          <table:table-cell table:style-name="ce5" office:value-type="string" calcext:value-type="string">
            <text:p>HX</text:p>
          </table:table-cell>
          <table:table-cell table:style-name="ce10" table:formula="of:=[.C17]" office:value-type="percentage" office:value="0.44924210912911" calcext:value-type="percentage">
            <text:p>44.92%</text:p>
          </table:table-cell>
          <table:table-cell table:style-name="ce10" table:formula="of:=[.C12]" office:value-type="percentage" office:value="0.572678180480792" calcext:value-type="percentage">
            <text:p>57.27%</text:p>
          </table:table-cell>
          <table:table-cell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8"/>
        </table:table-row>
        <table:table-row table:style-name="ro5">
          <table:table-cell table:style-name="ce7"/>
          <table:table-cell table:style-name="ce5" office:value-type="string" calcext:value-type="string">
            <text:p>LOX</text:p>
          </table:table-cell>
          <table:table-cell table:style-name="ce10" table:formula="of:=[.C18]" office:value-type="percentage" office:value="0.303614880640499" calcext:value-type="percentage">
            <text:p>30.36%</text:p>
          </table:table-cell>
          <table:table-cell table:style-name="ce10" table:formula="of:=[.C13]" office:value-type="percentage" office:value="0.602724947370031" calcext:value-type="percentage">
            <text:p>60.27%</text:p>
          </table:table-cell>
          <table:table-cell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8"/>
        </table:table-row>
        <table:table-row table:style-name="ro5">
          <table:table-cell table:style-name="ce7"/>
          <table:table-cell table:style-name="ce5" office:value-type="string" calcext:value-type="string">
            <text:p>MX</text:p>
          </table:table-cell>
          <table:table-cell table:style-name="ce10" table:formula="of:=[.C19]" office:value-type="percentage" office:value="0.325450678221794" calcext:value-type="percentage">
            <text:p>32.55%</text:p>
          </table:table-cell>
          <table:table-cell table:style-name="ce10" table:formula="of:=[.C14]" office:value-type="percentage" office:value="0.585199354610729" calcext:value-type="percentage">
            <text:p>58.52%</text:p>
          </table:table-cell>
          <table:table-cell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8"/>
        </table:table-row>
        <table:table-row table:style-name="ro5">
          <table:table-cell table:style-name="ce7"/>
          <table:table-cell table:style-name="ce5" office:value-type="string" calcext:value-type="string">
            <text:p>OX</text:p>
          </table:table-cell>
          <table:table-cell table:style-name="ce10" table:formula="of:=[.C20]" office:value-type="percentage" office:value="1.69000652877729" calcext:value-type="percentage">
            <text:p>169.00%</text:p>
          </table:table-cell>
          <table:table-cell table:style-name="ce10" table:formula="of:=[.C15]" office:value-type="percentage" office:value="2.2852921033253" calcext:value-type="percentage">
            <text:p>228.53%</text:p>
          </table:table-cell>
          <table:table-cell table:number-columns-repeated="5"/>
          <table:table-cell table:style-name="ce7"/>
          <table:table-cell table:number-columns-repeated="2"/>
          <table:table-cell table:style-name="ce7"/>
          <table:table-cell/>
          <table:table-cell table:style-name="ce7"/>
          <table:table-cell table:number-columns-repeated="28"/>
        </table:table-row>
      </table:table>
      <table:table table:name="Sheet2" table:style-name="ta1">
        <table:table-column table:style-name="co17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1"/>
        </table:table-row>
        <table:table-row table:style-name="ro5">
          <table:table-cell table:number-columns-repeated="4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Menlo-Regular" svg:font-family="Menlo-Regular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1:24:28.101939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5T09:23:03.316336494</dc:date>
    <meta:editing-duration>P3DT2H36M8S</meta:editing-duration>
    <meta:editing-cycles>121</meta:editing-cycles>
    <meta:generator>LibreOffice/6.4.2.2$MacOSX_X86_64 LibreOffice_project/4e471d8c02c9c90f512f7f9ead8875b57fcb1ec3</meta:generator>
    <meta:document-statistic meta:table-count="2" meta:cell-count="281" meta:object-count="1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18pt" style:font-size-asian="9pt" style:font-size-complex="9pt"/>
    </style:style>
    <style:style style:name="ch5" style:family="chart" style:data-style-name="N11">
      <style:chart-properties chart:display-label="true" chart:logarithmic="false" chart:maximum="3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d8ce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d7d7"/>
    </style:style>
    <style:style style:name="ch10" style:family="chart">
      <style:chart-properties chart:solid-type="cuboid"/>
      <style:graphic-properties draw:fill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35cm" svg:height="11.459cm" xlink:href=".." xlink:type="simple" chart:class="chart:bar" chart:style-name="ch1">
        <chart:plot-area chart:style-name="ch2" table:cell-range-address="RESULTS.B23:RESULTS.C26 RESULTS.C22:RESULTS.C22" chart:data-source-has-labels="both" svg:x="1.599cm" svg:y="0.262cm" svg:width="7.954cm" svg:height="8.321cm">
          <chartooo:coordinate-region svg:x="3.85cm" svg:y="0.564cm" svg:width="5.703cm" svg:height="6.815cm"/>
          <chart:axis chart:dimension="x" chart:name="primary-x" chart:style-name="ch3" chartooo:axis-type="auto">
            <chartooo:date-scale/>
            <chart:title svg:x="4.109cm" svg:y="8.685cm" chart:style-name="ch4">
              <text:p>Crossover type</text:p>
            </chart:title>
            <chart:categories table:cell-range-address="RESULTS.B23:RESULTS.B26"/>
          </chart:axis>
          <chart:axis chart:dimension="y" chart:name="primary-y" chart:style-name="ch5">
            <chart:title svg:x="0.146cm" svg:y="4.712cm" chart:style-name="ch6">
              <text:p>E</text:p>
            </chart:title>
            <chart:grid chart:style-name="ch7" chart:class="major"/>
          </chart:axis>
          <chart:series chart:style-name="ch8" chart:values-cell-range-address="RESULTS.C23:RESULTS.C26" chart:label-cell-address="RESULTS.C22:RESULTS.C22" chart:class="chart:bar">
            <chart:data-point chart:style-name="ch9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C22:RESULTS.C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B23:RESULTS.B26</svg:desc>
                </draw:g>
              </table:table-cell>
              <table:table-cell office:value-type="float" office:value="0.44924210912911">
                <text:p>0.44924210912911</text:p>
                <draw:g>
                  <svg:desc>RESULTS.C23:RESULTS.C26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303614880640499">
                <text:p>0.303614880640499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325450678221794">
                <text:p>0.325450678221794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1.69000652877729">
                <text:p>1.69000652877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18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d4ea6b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35cm" svg:height="11.459cm" xlink:href=".." xlink:type="simple" chart:class="chart:bar" chart:style-name="ch1">
        <chart:plot-area chart:style-name="ch2" table:cell-range-address="RESULTS.B23:RESULTS.B26 RESULTS.D22:RESULTS.D26" chart:data-source-has-labels="both" svg:x="1.599cm" svg:y="0.263cm" svg:width="7.954cm" svg:height="8.32cm">
          <chartooo:coordinate-region svg:x="3.85cm" svg:y="0.564cm" svg:width="5.703cm" svg:height="6.815cm"/>
          <chart:axis chart:dimension="x" chart:name="primary-x" chart:style-name="ch3" chartooo:axis-type="auto">
            <chartooo:date-scale/>
            <chart:title svg:x="4.111cm" svg:y="8.685cm" chart:style-name="ch4">
              <text:p>Crossover type</text:p>
            </chart:title>
            <chart:categories table:cell-range-address="RESULTS.B23:RESULTS.B26"/>
          </chart:axis>
          <chart:axis chart:dimension="y" chart:name="primary-y" chart:style-name="ch5">
            <chart:title svg:x="0.146cm" svg:y="4.71cm" chart:style-name="ch6">
              <text:p>E</text:p>
            </chart:title>
            <chart:grid chart:style-name="ch7" chart:class="major"/>
          </chart:axis>
          <chart:series chart:style-name="ch8" chart:values-cell-range-address="RESULTS.D23:RESULTS.D26" chart:label-cell-address="RESULTS.D22:RESULTS.D22" chart:class="chart:bar">
            <chart:data-point chart:style-name="ch9"/>
            <chart:data-point chart:style-name="ch10" chart:repeated="2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D22:RESULTS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B23:RESULTS.B26</svg:desc>
                </draw:g>
              </table:table-cell>
              <table:table-cell office:value-type="float" office:value="0.572678180480792">
                <text:p>0.572678180480792</text:p>
                <draw:g>
                  <svg:desc>RESULTS.D23:RESULTS.D26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602724947370031">
                <text:p>0.602724947370031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585199354610729">
                <text:p>0.585199354610729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2.2852921033253">
                <text:p>2.2852921033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5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fill-color="#ffd8ce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fill="hatch" draw:fill-color="#ff420e" draw:fill-hatch-name="Black_20_45_20_Degrees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6cm" svg:height="14.323cm" xlink:href=".." xlink:type="simple" chart:class="chart:bar" chart:style-name="ch1">
        <chart:legend chart:legend-position="end" svg:x="8.456cm" svg:y="0.994cm" style:legend-expansion="custom" chartooo:width="4.781cm" chartooo:height="1.813cm" style:legend-expansion-aspect-ratio="2.63706563706564" chart:style-name="ch2"/>
        <chart:plot-area chart:style-name="ch3" table:cell-range-address="RESULTS.B23:RESULTS.D26 RESULTS.C22:RESULTS.D22" chart:data-source-has-labels="both" svg:x="1.827cm" svg:y="0.404cm" svg:width="16.424cm" svg:height="10.026cm">
          <chartooo:coordinate-region svg:x="4.078cm" svg:y="0.705cm" svg:width="14.173cm" svg:height="8.521cm"/>
          <chart:axis chart:dimension="x" chart:name="primary-x" chart:style-name="ch4" chartooo:axis-type="auto">
            <chartooo:date-scale/>
            <chart:title svg:x="8.228cm" svg:y="11.856cm" chart:style-name="ch5">
              <text:p>Crossover type</text:p>
            </chart:title>
            <chart:categories table:cell-range-address="RESULTS.B23:RESULTS.B26"/>
          </chart:axis>
          <chart:axis chart:dimension="y" chart:name="primary-y" chart:style-name="ch6">
            <chart:title svg:x="0.28cm" svg:y="5.893cm" chart:style-name="ch7">
              <text:p>E    ,  E</text:p>
            </chart:title>
            <chart:grid chart:style-name="ch8" chart:class="major"/>
          </chart:axis>
          <chart:series chart:style-name="ch9" chart:values-cell-range-address="RESULTS.C23:RESULTS.C26" chart:label-cell-address="RESULTS.C22:RESULTS.C22" chart:class="chart:bar">
            <chart:data-point chart:repeated="4"/>
          </chart:series>
          <chart:series chart:style-name="ch10" chart:values-cell-range-address="RESULTS.D23:RESULTS.D26" chart:label-cell-address="RESULTS.D22:RESULTS.D2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</text:p>
                <draw:g>
                  <svg:desc>RESULTS.C22:RESULTS.C22</svg:desc>
                </draw:g>
              </table:table-cell>
              <table:table-cell office:value-type="string">
                <text:p>E</text:p>
                <draw:g>
                  <svg:desc>RESULTS.D22:RESULTS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B23:RESULTS.B26</svg:desc>
                </draw:g>
              </table:table-cell>
              <table:table-cell office:value-type="float" office:value="0.44924210912911">
                <text:p>0.44924210912911</text:p>
                <draw:g>
                  <svg:desc>RESULTS.C23:RESULTS.C26</svg:desc>
                </draw:g>
              </table:table-cell>
              <table:table-cell office:value-type="float" office:value="0.572678180480792">
                <text:p>0.572678180480792</text:p>
                <draw:g>
                  <svg:desc>RESULTS.D23:RESULTS.D26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303614880640499">
                <text:p>0.303614880640499</text:p>
              </table:table-cell>
              <table:table-cell office:value-type="float" office:value="0.602724947370031">
                <text:p>0.602724947370031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325450678221794">
                <text:p>0.325450678221794</text:p>
              </table:table-cell>
              <table:table-cell office:value-type="float" office:value="0.585199354610729">
                <text:p>0.585199354610729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1.69000652877729">
                <text:p>1.69000652877729</text:p>
              </table:table-cell>
              <table:table-cell office:value-type="float" office:value="2.2852921033253">
                <text:p>2.28529210332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